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Standard">
      <style:text-properties officeooo:rsid="00098cdf" officeooo:paragraph-rsid="00098cdf"/>
    </style:style>
    <style:style style:name="P3" style:family="paragraph" style:parent-style-name="Standard">
      <style:text-properties officeooo:paragraph-rsid="00098cdf"/>
    </style:style>
    <style:style style:name="P4" style:family="paragraph" style:parent-style-name="Heading_20_3">
      <style:paragraph-properties fo:break-before="page"/>
      <style:text-properties officeooo:paragraph-rsid="00098cdf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officeooo:rsid="00098cd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equisitos previos:</text:span></text:p>
      <text:list text:style-name="L1">
        <text:list-item>
          <text:p text:style-name="P1">Node.js (v20 o superior)</text:p>
        </text:list-item>
        <text:list-item>
          <text:p text:style-name="P1">Git</text:p>
        </text:list-item>
        <text:list-item>
          <text:p text:style-name="P1">SQLite3</text:p>
        </text:list-item>
        <text:list-item>
          <text:p text:style-name="P1">Navegador moderno (preferiblemente Chrome o Firefox)</text:p>
        </text:list-item>
        <text:list-item>
          <text:p text:style-name="P1">Visual Studio Code con extensión <text:span text:style-name="Emphasis">Live Server</text:span> (opcional)</text:p>
        </text:list-item>
      </text:list>
      <text:p text:style-name="Standard"/>
      <text:p text:style-name="Standard"><text:span text:style-name="T1">1.</text:span>Clonar el repositorio desde GitHub: </text:p>
      <text:p text:style-name="Standard">git clone <text:a xlink:type="simple" xlink:href="https://github.com/" text:style-name="Internet_20_link" text:visited-style-name="Visited_20_Internet_20_Link">https://github.com/</text:a>&lt;tu-usuario&gt;/&lt;nombre-repo&gt;.git</text:p>
      <text:p text:style-name="Standard"/>
      <text:p text:style-name="P2">2.Acceder a la carpeta del proyecto</text:p>
      <text:p text:style-name="P2">cd nombre-repo</text:p>
      <text:p text:style-name="P2"/>
      <text:p text:style-name="P3"><text:span text:style-name="T1">3.</text:span>Instalar dependencias: </text:p>
      <text:p text:style-name="P3">npm install</text:p>
      <text:p text:style-name="P3"/>
      <text:p text:style-name="P3"><text:span text:style-name="T1">4.</text:span>Iniciar el backend: </text:p>
      <text:p text:style-name="P3">npm run dev</text:p>
      <text:p text:style-name="P3"/>
      <text:p text:style-name="P3"><text:span text:style-name="T1">5.</text:span>Abrir el archivo <text:span text:style-name="Source_20_Text">public/index.html</text:span> con Live Server o directamente en el navegador </text:p>
      <text:p text:style-name="P3"/>
      <text:p text:style-name="P3"/>
      <text:h text:style-name="P4" text:outline-level="3"><text:span text:style-name="Strong_20_Emphasis">Propuesta de despliegue en entorno de producción</text:span></text:h>
      <text:p text:style-name="Text_20_body"><text:span text:style-name="Strong_20_Emphasis">Solución recomendada:</text:span> Render.com<text:line-break/>Alternativas: Railway, Fly.io, Heroku</text:p>
      <text:p text:style-name="Text_20_body"><text:span text:style-name="Strong_20_Emphasis">Justificación:</text:span></text:p>
      <text:list text:style-name="L2">
        <text:list-item>
          <text:p text:style-name="P5">Soporte para Node.js sin configuración compleja</text:p>
        </text:list-item>
        <text:list-item>
          <text:p text:style-name="P5">Certificados SSL automáticos (HTTPS)</text:p>
        </text:list-item>
        <text:list-item>
          <text:p text:style-name="P5">Integración directa con GitHub</text:p>
        </text:list-item>
        <text:list-item>
          <text:p text:style-name="P5">Plan gratuito suficiente para MVPs</text:p>
        </text:list-item>
        <text:list-item>
          <text:p text:style-name="P5">Compatibilidad con bases de datos PostgreSQL gestionadas</text:p>
        </text:list-item>
      </text:list>
      <text:p text:style-name="Text_20_body"><text:span text:style-name="Strong_20_Emphasis">Pasos para desplegar en Render:</text:span></text:p>
      <text:list text:style-name="L3">
        <text:list-item>
          <text:p text:style-name="P6">Crear una cuenta en <text:a xlink:type="simple" xlink:href="https://render.com/" office:target-frame-name="_new" xlink:show="replace" text:style-name="Internet_20_link" text:visited-style-name="Visited_20_Internet_20_Link">https://render.com</text:a></text:p>
        </text:list-item>
        <text:list-item>
          <text:p text:style-name="P6">Conectar la cuenta con tu repositorio de GitHub</text:p>
        </text:list-item>
        <text:list-item>
          <text:p text:style-name="P6">Crear un nuevo servicio web y configurar:</text:p>
          <text:list>
            <text:list-item>
              <text:p text:style-name="P6">Runtime: Node</text:p>
            </text:list-item>
            <text:list-item>
              <text:p text:style-name="P6">Build command: <text:span text:style-name="Source_20_Text">npm install</text:span></text:p>
            </text:list-item>
            <text:list-item>
              <text:p text:style-name="P6">Start command: <text:span text:style-name="Source_20_Text">npm run start</text:span> o <text:span text:style-name="Source_20_Text">node index.js</text:span></text:p>
            </text:list-item>
          </text:list>
        </text:list-item>
        <text:list-item>
          <text:p text:style-name="P6">Añadir variables de entorno si fueran necesarias</text:p>
        </text:list-item>
        <text:list-item>
          <text:p text:style-name="P6">Seleccionar región y nombre del servicio</text:p>
        </text:list-item>
        <text:list-item>
          <text:p text:style-name="P6">Render construirá y desplegará el proyecto automáticamente</text:p>
        </text:list-item>
      </text:list>
      <text:p text:style-name="Text_20_body"><text:span text:style-name="Strong_20_Emphasis">Nota sobre la base de datos:</text:span></text:p>
      <text:list text:style-name="L4">
        <text:list-item>
          <text:p text:style-name="P7">SQLite funciona en desarrollo, pero para producción se recomienda usar PostgreSQL (Render lo ofrece como servicio gratuito).</text:p>
        </text:list-item>
        <text:list-item>
          <text:p text:style-name="P7">La migración puede realizarse fácilmente si se usa una capa de abstracción (como <text:span text:style-name="Source_20_Text">knex.js</text:span> o <text:span text:style-name="Source_20_Text">sequelize</text:span>) o adaptando el esquema de la base de dat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10:22:43.645000000</meta:creation-date>
    <dc:date>2025-06-10T10:25:59.805000000</dc:date>
    <meta:editing-duration>PT3M16S</meta:editing-duration>
    <meta:editing-cycles>1</meta:editing-cycles>
    <meta:document-statistic meta:table-count="0" meta:image-count="0" meta:object-count="0" meta:page-count="2" meta:paragraph-count="36" meta:word-count="229" meta:character-count="1504" meta:non-whitespace-character-count="1328"/>
    <meta:generator>LibreOffice/24.8.7.2$Windows_X86_64 LibreOffice_project/e07d0a63a46349d29051da79b1fde8160bab2a89</meta:generator>
  </office:meta>
</office:document-meta>
</file>